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Standard">
      <style:paragraph-properties fo:break-before="page"/>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9pt" fo:font-weight="normal" style:font-size-asian="9pt" style:font-weight-asian="normal" style:font-size-complex="9pt" style:font-weight-complex="normal"/>
    </style:style>
    <style:style style:name="T5" style:family="text">
      <style:text-properties style:font-name="Monaco1" fo:font-size="8pt" style:font-size-asian="8pt" style:font-size-complex="8pt"/>
    </style:style>
    <style:style style:name="T6" style:family="text">
      <style:text-properties style:font-name="Optima1"/>
    </style:style>
    <style:style style:name="T7" style:family="text">
      <style:text-properties style:font-name="Optima1" fo:font-size="10pt" style:font-size-asian="10pt" style:font-size-complex="10pt"/>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2.1.1</text:p>
      <text:p text:style-name="P8">Mozilla Thunderbird Configuration Guide</text:p>
      <text:p text:style-name="P3"/>
      <text:p text:style-name="P14">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1.1 – November 2013</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Mozilla Thunderbird <text:s text:c="2"/><text:tab/>4</text:p>
          <text:p text:style-name="P12">Mozilla Lightning <text:s text:c="2"/><text:tab/>4</text:p>
          <text:p text:style-name="P12">SOGo Connector and SOGo Integrator <text:s text:c="2"/><text:tab/>5</text:p>
          <text:p text:style-name="P13">Chapter 4<text:tab/>SOGo Integrator Customization <text:s text:c="2"/><text:tab/>6</text:p>
          <text:p text:style-name="P12">Customization <text:s text:c="2"/><text:tab/>6</text:p>
          <text:p text:style-name="P13">Chapter 5<text:tab/>SOGo Update Server <text:s text:c="2"/><text:tab/>8</text:p>
          <text:p text:style-name="P12">Installation <text:s text:c="2"/><text:tab/>8</text:p>
          <text:p text:style-name="P12">Configuration <text:s text:c="2"/><text:tab/>8</text:p>
          <text:p text:style-name="P13">Chapter 6<text:tab/>Additional Information <text:s text:c="2"/><text:tab/>12</text:p>
          <text:p text:style-name="P13">Chapter 7<text:tab/>Commercial Support and Contact Information <text:s text:c="2"/><text:tab/>13</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1.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5">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available through your HTTP server at the URL you've specified from the <text:span text:style-name="T3">extensions.rdf</text:span> file.<text:line-break/>The <text:span text:style-name="T3">updates.php</text:span> script can be <text:span text:style-name="T8"><text:s/>found in the SOGo sources, under the </text:span><text:span text:style-name="T4">Scripts</text:span><text:span text:style-name="T8"> directory.</text:span></text:p>
      <text:p text:style-name="Standard">The <text:span text:style-name="T3">updateLink </text:span><text:span text:style-name="T7">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P5">If for some reason this is not the case, then the link should be adjusted to fit the actual file layout: <text:s/></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7"> and also adjust accordingly SOGo Integrator's </text:span><text:soft-page-break/><text:span text:style-name="T3">extensions.rdf</text:span><text:span text:style-name="T7"> file.</text:span></text:p>
      <text:p text:style-name="Standard"/>
      <text:p text:style-name="P11">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1.0",</text:p>
      <text:p text:style-name="Code"><text:s text:c="19"/>"filename" =&gt; "sogo-connector-24.0.0.xpi" ),</text:p>
      <text:p text:style-name="Code"><text:s text:c="9"/>"sogo-integrator@inverse.ca"</text:p>
      <text:p text:style-name="Code"><text:s text:c="9"/>=&gt; array( "application" =&gt; "thunderbird",</text:p>
      <text:p text:style-name="Code"><text:s text:c="19"/>"version" =&gt; "24.1.0",</text:p>
      <text:p text:style-name="Code"><text:s text:c="19"/>"filename" =&gt; "sogo-integrator-24.0.0-sogo-demo.xpi" ),</text:p>
      <text:p text:style-name="Code"><text:s text:c="9"/>"{e2fda1a4-762b-4020-b5ad-a41df1933103}"</text:p>
      <text:p text:style-name="Code"><text:s text:c="9"/>=&gt; array( "application" =&gt; "thunderbird",</text:p>
      <text:p text:style-name="Code"><text:s text:c="19"/>"version" =&gt; "2.6.2",</text:p>
      <text:p text:style-name="Code"><text:s text:c="19"/>"filename" =&gt; "lightning-2.6.2.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5">"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2.6.2.xpi</text:p>
      <text:p text:style-name="Code">Linux_x86-gcc3/lightning-2.6.2.xpi</text:p>
      <text:p text:style-name="Code">Linux_x86_64-gcc3/lightning-2.6.2.xpi</text:p>
      <text:p text:style-name="Code">WINNT_x86-msvc/lightning-2.6.2.xpi<text:line-break/></text:p>
      <text:p text:style-name="P5">If you eventually want to disable an extension, that is, without removing it from your users' computers, you can specify “<text:span text:style-name="T3">disabled</text:span>” as the version number.</text:p>
      <text:p text:style-name="P5">Next is to modify the <text:span text:style-name="T3">extensions.rdf</text:span><text:span text:style-name="T6"> file. Again, to automatically install SOGo Connector, SOGo Integrator and Lightning, you would have :</text:span></text:p>
      <text:p text:style-name="Code"><text:span text:style-name="T6"><text:s/></text:span><text:span text:style-name="T5"><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3 Inverse inc.<text:tab/><text:chapter text:display="name" text:outline-level="1">Commercial Support and Contact Information</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158</meta:editing-cycles>
    <meta:editing-duration>P1DT3H4M2S</meta:editing-duration>
    <dc:date>2013-11-19T13:10:57</dc:date>
    <meta:document-statistic meta:table-count="0" meta:image-count="2" meta:object-count="0" meta:page-count="15" meta:paragraph-count="164" meta:word-count="1862" meta:character-count="13565"/>
    <meta:user-defined meta:name="Info 1"/>
    <meta:user-defined meta:name="Info 2"/>
    <meta:user-defined meta:name="Info 3"/>
    <meta:user-defined meta:name="Info 4"/>
  </office:meta>
</office:document-meta>
</file>